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RSENNE</text:p>
          </table:table-cell>
          <table:table-cell office:value-type="string" calcext:value-type="string">
            <text:p>SOMADIV</text:p>
          </table:table-cell>
          <table:table-cell office:value-type="string" calcext:value-type="string">
            <text:p>DIVMOD0</text:p>
          </table:table-cell>
          <table:table-cell office:value-type="string" calcext:value-type="string">
            <text:p>DIVMOD1</text:p>
          </table:table-cell>
          <table:table-cell office:value-type="string" calcext:value-type="string">
            <text:p>DIV_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83" calcext:value-type="float">
            <text:p>16383</text:p>
          </table:table-cell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2143" calcext:value-type="float">
            <text:p>262143</text:p>
          </table:table-cell>
          <table:table-cell office:value-type="float" office:value="15420" calcext:value-type="float">
            <text:p>154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8575" calcext:value-type="float">
            <text:p>1048575</text:p>
          </table:table-cell>
          <table:table-cell office:value-type="float" office:value="55188" calcext:value-type="float">
            <text:p>551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138547332" calcext:value-type="float">
            <text:p>138547332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61168601842739E+018" calcext:value-type="float">
            <text:p>4,61168601842739E+018</text:p>
          </table:table-cell>
          <table:table-cell office:value-type="float" office:value="7.56014101381539E+016" calcext:value-type="float">
            <text:p>7,56014101381539E+016</text:p>
          </table:table-cell>
          <table:table-cell office:value-type="float" office:value="3" calcext:value-type="float">
            <text:p>3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3794003928538E+027" calcext:value-type="float">
            <text:p>1,23794003928538E+027</text:p>
          </table:table-cell>
          <table:table-cell office:value-type="float" office:value="1.3909438643656E+025" calcext:value-type="float">
            <text:p>1,3909438643656E+0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24518553658427E+032" calcext:value-type="float">
            <text:p>3,24518553658427E+032</text:p>
          </table:table-cell>
          <table:table-cell office:value-type="float" office:value="3.03288367905072E+030" calcext:value-type="float">
            <text:p>3,03288367905072E+0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40282366920939E+038" calcext:value-type="float">
            <text:p>3,40282366920939E+038</text:p>
          </table:table-cell>
          <table:table-cell office:value-type="float" office:value="2.6793887159129E+036" calcext:value-type="float">
            <text:p>2,6793887159129E+0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3:34:35.199160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1:44:34.371217857</meta:creation-date>
    <dc:date>2016-05-20T17:13:20.614069361</dc:date>
    <meta:editing-duration>PT38M20S</meta:editing-duration>
    <meta:editing-cycles>2</meta:editing-cycles>
    <meta:generator>LibreOffice/5.0.6.3$Linux_X86_64 LibreOffice_project/490fc03b25318460cfc54456516ea2519c11d1aa</meta:generator>
    <meta:document-statistic meta:table-count="1" meta:cell-count="65" meta:object-count="0"/>
  </office:meta>
</office:document-meta>
</file>